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Thumbnails/thumbnail.png" manifest:media-type="image/png"/>
  <manifest:file-entry manifest:full-path="Object 31/settings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37/settings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Replacements/Object 30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meta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081cm" svg:stroke-color="#cc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" style:family="graphic" style:parent-style-name="Default_5f_1_5f_1">
      <style:graphic-properties draw:stroke="none" svg:stroke-color="#000000" draw:fill="none" draw:fill-color="#ffffff" draw:auto-grow-height="true" draw:auto-grow-width="false" fo:max-height="0cm" fo:min-height="3.151cm"/>
    </style:style>
    <style:style style:name="gr3" style:family="graphic">
      <style:graphic-properties style:protect="size"/>
    </style:style>
    <style:style style:name="gr4" style:family="graphic" style:parent-style-name="Default_5f_1_5f_1">
      <style:graphic-properties draw:stroke="none" draw:fill="none" fo:min-height="1.525cm"/>
    </style:style>
    <style:style style:name="gr5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0.436cm" fo:min-width="0.186cm" fo:padding-top="0.231cm" fo:padding-bottom="0.231cm" fo:padding-left="0.356cm" fo:padding-right="0.356cm"/>
    </style:style>
    <style:style style:name="gr6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0.436cm" fo:min-width="0.187cm" fo:padding-top="0.231cm" fo:padding-bottom="0.231cm" fo:padding-left="0.356cm" fo:padding-right="0.356cm"/>
    </style:style>
    <style:style style:name="gr7" style:family="graphic" style:parent-style-name="standard">
      <style:graphic-properties svg:stroke-width="0.212cm" svg:stroke-color="#ff3333" draw:marker-start-width="0.518cm" draw:marker-end-width="0.518cm" draw:fill="none" draw:textarea-horizontal-align="justify" draw:textarea-vertical-align="middle" draw:auto-grow-height="false" fo:min-height="1.514cm" fo:min-width="6.582cm" fo:padding-top="0.231cm" fo:padding-bottom="0.231cm" fo:padding-left="0.356cm" fo:padding-right="0.356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draw:fill="none" fo:min-height="2.061cm"/>
    </style:style>
    <style:style style:name="gr10" style:family="graphic" style:parent-style-name="Object_20_with_20_no_20_fill_20_and_20_no_20_line">
      <style:graphic-properties draw:textarea-vertical-align="middle" draw:ole-draw-aspect="1" style:protect="size"/>
    </style:style>
    <style:style style:name="gr11" style:family="graphic" style:parent-style-name="standard">
      <style:graphic-properties svg:stroke-width="0.212cm" svg:stroke-color="#ff3333" draw:marker-start-width="0.518cm" draw:marker-end-width="0.518cm" draw:fill="none" draw:textarea-horizontal-align="justify" draw:textarea-vertical-align="middle" draw:auto-grow-height="false" fo:min-height="1.156cm" fo:min-width="7.192cm" fo:padding-top="0.231cm" fo:padding-bottom="0.231cm" fo:padding-left="0.356cm" fo:padding-right="0.356cm"/>
    </style:style>
    <style:style style:name="gr12" style:family="graphic" style:parent-style-name="standard">
      <style:graphic-properties svg:stroke-width="0.212cm" svg:stroke-color="#ff3333" draw:marker-start-width="0.518cm" draw:marker-end-width="0.518cm" draw:fill="none" draw:textarea-horizontal-align="justify" draw:textarea-vertical-align="middle" draw:auto-grow-height="false" fo:min-height="1.514cm" fo:min-width="6.869cm" fo:padding-top="0.231cm" fo:padding-bottom="0.231cm" fo:padding-left="0.356cm" fo:padding-right="0.356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gr14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0.436cm" fo:min-width="0.158cm" fo:padding-top="0.231cm" fo:padding-bottom="0.231cm" fo:padding-left="0.356cm" fo:padding-right="0.356cm"/>
    </style:style>
    <style:style style:name="gr15" style:family="graphic" style:parent-style-name="standard">
      <style:graphic-properties svg:stroke-width="0.212cm" svg:stroke-color="#ff3333" draw:marker-start-width="0.518cm" draw:marker-end-width="0.518cm" draw:fill="none" draw:textarea-horizontal-align="justify" draw:textarea-vertical-align="middle" draw:auto-grow-height="false" fo:min-height="1.514cm" fo:min-width="1.285cm" fo:padding-top="0.231cm" fo:padding-bottom="0.231cm" fo:padding-left="0.356cm" fo:padding-right="0.356cm"/>
    </style:style>
    <style:style style:name="gr16" style:family="graphic" style:parent-style-name="standard">
      <style:graphic-properties svg:stroke-width="0.212cm" svg:stroke-color="#ff3333" draw:marker-start-width="0.518cm" draw:marker-end-width="0.518cm" draw:fill="none" draw:textarea-horizontal-align="justify" draw:textarea-vertical-align="middle" draw:auto-grow-height="false" fo:min-height="1.482cm" fo:min-width="1.273cm" fo:padding-top="0.231cm" fo:padding-bottom="0.231cm" fo:padding-left="0.356cm" fo:padding-right="0.356cm"/>
    </style:style>
    <style:style style:name="gr17" style:family="graphic" style:parent-style-name="standard">
      <style:graphic-properties svg:stroke-width="0.212cm" svg:stroke-color="#ff3333" draw:marker-start-width="0.518cm" draw:marker-end-width="0.518cm" draw:fill="none" draw:textarea-horizontal-align="justify" draw:textarea-vertical-align="middle" draw:auto-grow-height="false" fo:min-height="1.514cm" fo:min-width="1.364cm" fo:padding-top="0.231cm" fo:padding-bottom="0.231cm" fo:padding-left="0.356cm" fo:padding-right="0.356cm"/>
    </style:style>
    <style:style style:name="gr18" style:family="graphic" style:parent-style-name="standard">
      <style:graphic-properties svg:stroke-width="0.212cm" svg:stroke-color="#009900" draw:marker-start-width="0.518cm" draw:marker-end-width="0.518cm" draw:fill="none" draw:textarea-horizontal-align="justify" draw:textarea-vertical-align="middle" draw:auto-grow-height="false" fo:min-height="1.482cm" fo:min-width="1.273cm" fo:padding-top="0.231cm" fo:padding-bottom="0.231cm" fo:padding-left="0.356cm" fo:padding-right="0.356cm"/>
    </style:style>
    <style:style style:name="gr19" style:family="graphic" style:parent-style-name="standard">
      <style:graphic-properties svg:stroke-width="0.212cm" svg:stroke-color="#009900" draw:marker-start-width="0.518cm" draw:marker-end-width="0.518cm" draw:fill="none" draw:textarea-horizontal-align="justify" draw:textarea-vertical-align="middle" draw:auto-grow-height="false" fo:min-height="1.514cm" fo:min-width="1.364cm" fo:padding-top="0.231cm" fo:padding-bottom="0.231cm" fo:padding-left="0.356cm" fo:padding-right="0.356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2.441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3" style:family="graphic" style:parent-style-name="standard">
      <style:graphic-properties svg:stroke-width="0.212cm" svg:stroke-color="#ffff00" draw:marker-start-width="0.518cm" draw:marker-end-width="0.518cm" draw:fill="none" draw:textarea-horizontal-align="justify" draw:textarea-vertical-align="middle" draw:auto-grow-height="false" fo:min-height="1.482cm" fo:min-width="1.273cm" fo:padding-top="0.231cm" fo:padding-bottom="0.231cm" fo:padding-left="0.356cm" fo:padding-right="0.356cm"/>
    </style:style>
    <style:style style:name="gr24" style:family="graphic" style:parent-style-name="standard">
      <style:graphic-properties svg:stroke-width="0.212cm" svg:stroke-color="#ffff00" draw:marker-start-width="0.518cm" draw:marker-end-width="0.518cm" draw:fill="none" draw:textarea-horizontal-align="justify" draw:textarea-vertical-align="middle" draw:auto-grow-height="false" fo:min-height="1.514cm" fo:min-width="1.364cm" fo:padding-top="0.231cm" fo:padding-bottom="0.231cm" fo:padding-left="0.356cm" fo:padding-right="0.356cm"/>
    </style:style>
    <style:style style:name="gr25" style:family="graphic" style:parent-style-name="standard">
      <style:graphic-properties draw:stroke="none" draw:fill="none" fo:min-height="1.728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font-size="40pt" style:font-size-asian="40pt" style:font-size-complex="40pt"/>
    </style:style>
    <style:style style:name="P4" style:family="paragraph">
      <loext:graphic-properties draw:fill-color="#ffffff"/>
    </style:style>
    <style:style style:name="P5" style:family="paragraph">
      <style:paragraph-properties fo:text-align="start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loext:graphic-properties draw:fill="none"/>
      <style:text-properties fo:font-size="26pt" style:font-size-asian="26pt" style:font-size-complex="26pt"/>
    </style:style>
    <style:style style:name="P8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P9" style:family="paragraph">
      <style:text-properties fo:font-size="28pt" fo:font-weight="normal" style:font-size-asian="28pt" style:font-weight-asian="normal" style:font-size-complex="28pt" style:font-weight-complex="normal"/>
    </style:style>
    <style:style style:name="P10" style:family="paragraph">
      <loext:graphic-properties draw:fill="none" draw:fill-color="#ffffff"/>
      <style:text-properties fo:font-size="28pt" fo:font-weight="normal" style:font-size-asian="28pt" style:font-weight-asian="normal" style:font-size-complex="28pt" style:font-weight-complex="normal"/>
    </style:style>
    <style:style style:name="P11" style:family="paragraph">
      <style:text-properties fo:font-size="28pt" fo:font-weight="bold" style:font-size-asian="28pt" style:font-weight-asian="bold" style:font-size-complex="28pt" style:font-weight-complex="bold"/>
    </style:style>
    <style:style style:name="P12" style:family="paragraph">
      <loext:graphic-properties draw:fill="none" draw:fill-color="#ffffff"/>
      <style:text-properties fo:font-size="28pt" fo:font-weight="bold" style:font-size-asian="28pt" style:font-weight-asian="bold" style:font-size-complex="28pt" style:font-weight-complex="bold"/>
    </style:style>
    <style:style style:name="P13" style:family="paragraph">
      <style:text-properties style:text-position="0% 100%" fo:font-size="28pt" fo:font-weight="normal" style:font-size-asian="28pt" style:font-weight-asian="normal" style:font-size-complex="28pt" style:font-weight-complex="normal"/>
    </style:style>
    <style:style style:name="P14" style:family="paragraph">
      <loext:graphic-properties draw:fill="none"/>
      <style:text-properties style:text-position="0% 100%" fo:font-size="28pt" fo:font-weight="normal" style:font-size-asian="28pt" style:font-weight-asian="normal" style:font-size-complex="28pt" style:font-weight-complex="normal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2pt" fo:font-weight="bold" style:font-size-asian="22pt" style:font-weight-asian="bold" style:font-size-complex="22pt" style:font-weight-complex="bold"/>
    </style:style>
    <style:style style:name="T4" style:family="text">
      <style:text-properties fo:font-size="28pt" fo:font-weight="normal" style:font-size-asian="28pt" style:font-weight-asian="normal" style:font-size-complex="28pt" style:font-weight-complex="normal"/>
    </style:style>
    <style:style style:name="T5" style:family="text">
      <style:text-properties style:text-position="-33% 58%" fo:font-size="28pt" fo:font-weight="normal" style:font-size-asian="28pt" style:font-weight-asian="normal" style:font-size-complex="28pt" style:font-weight-complex="normal"/>
    </style:style>
    <style:style style:name="T6" style:family="text">
      <style:text-properties fo:font-size="28pt" fo:font-weight="bold" style:font-size-asian="28pt" style:font-weight-asian="bold" style:font-size-complex="28pt" style:font-weight-complex="bold"/>
    </style:style>
    <style:style style:name="T7" style:family="text">
      <style:text-properties style:text-position="0% 100%" fo:font-size="28pt" fo:font-weight="normal" style:font-size-asian="28pt" style:font-weight-asian="normal" style:font-size-complex="2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0cm" svg:y1="1.673cm" svg:x2="28cm" svg:y2="1.778cm">
          <text:p/>
        </draw:line>
        <draw:frame draw:style-name="gr2" draw:text-style-name="P3" draw:layer="layout" svg:width="19.812cm" svg:height="3.401cm" svg:x="3.81cm" svg:y="6.505cm">
          <draw:text-box>
            <text:p text:style-name="P2"><text:span text:style-name="T1">М</text:span><text:span text:style-name="T1">а</text:span><text:span text:style-name="T1">ш</text:span><text:span text:style-name="T1">и</text:span><text:span text:style-name="T1">н</text:span><text:span text:style-name="T1">н</text:span><text:span text:style-name="T1">о</text:span><text:span text:style-name="T1">е </text:span><text:span text:style-name="T1">о</text:span><text:span text:style-name="T1">б</text:span><text:span text:style-name="T1">у</text:span><text:span text:style-name="T1">ч</text:span><text:span text:style-name="T1">е</text:span><text:span text:style-name="T1">н</text:span><text:span text:style-name="T1">и</text:span><text:span text:style-name="T1">е, </text:span><text:span text:style-name="T1">6.</text:span><text:span text:style-name="T1">3</text:span></text:p>
            <text:p text:style-name="P2"><text:span text:style-name="T1">N</text:span><text:span text:style-name="T1">e</text:span><text:span text:style-name="T1">ur</text:span><text:span text:style-name="T1">al </text:span><text:span text:style-name="T1">N</text:span><text:span text:style-name="T1">et</text:span><text:span text:style-name="T1">w</text:span><text:span text:style-name="T1">or</text:span><text:span text:style-name="T1">k</text:span><text:span text:style-name="T1">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0cm" svg:y1="1.673cm" svg:x2="28cm" svg:y2="1.778cm">
          <text:p/>
        </draw:line>
        <draw:frame draw:style-name="gr4" draw:text-style-name="P6" draw:layer="layout" svg:width="23.846cm" svg:height="1.826cm" svg:x="0.03cm" svg:y="0.003cm">
          <draw:text-box>
            <text:p text:style-name="P5"><text:span text:style-name="T1">М</text:span><text:span text:style-name="T1">у</text:span><text:span text:style-name="T1">л</text:span><text:span text:style-name="T1">ьт</text:span><text:span text:style-name="T1">и</text:span><text:span text:style-name="T1">к</text:span><text:span text:style-name="T1">л</text:span><text:span text:style-name="T1">а</text:span><text:span text:style-name="T1">с</text:span><text:span text:style-name="T1">с </text:span><text:span text:style-name="T1">р</text:span><text:span text:style-name="T1">ег</text:span><text:span text:style-name="T1">р</text:span><text:span text:style-name="T1">е</text:span><text:span text:style-name="T1">с</text:span><text:span text:style-name="T1">с</text:span><text:span text:style-name="T1">и</text:span><text:span text:style-name="T1">я </text:span></text:p>
          </draw:text-box>
        </draw:frame>
        <draw:custom-shape draw:style-name="gr5" draw:text-style-name="P1" draw:layer="layout" svg:width="1.27cm" svg:height="1.27cm" svg:x="1.016cm" svg:y="6.3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27cm" svg:height="1.27cm" svg:x="1.017cm" svg:y="6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27cm" svg:height="1.27cm" svg:x="1.016cm" svg:y="14.7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27cm" svg:height="1.27cm" svg:x="1.016cm" svg:y="12.7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269cm" svg:height="1.27cm" svg:x="1.016cm" svg:y="10.6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27cm" svg:height="1.27cm" svg:x="1.016cm" svg:y="8.3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10.314cm" svg:height="2.794cm" svg:x="13.308cm" svg:y="5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2.287cm" svg:y1="7.113cm" svg:x2="13.308cm" svg:y2="7.113cm">
          <text:p/>
        </draw:line>
        <draw:line draw:style-name="gr8" draw:text-style-name="P1" draw:layer="layout" svg:x1="2.287cm" svg:y1="9.145cm" svg:x2="13.308cm" svg:y2="7.113cm">
          <text:p/>
        </draw:line>
        <draw:line draw:style-name="gr8" draw:text-style-name="P1" draw:layer="layout" svg:x1="2.286cm" svg:y1="15.495cm" svg:x2="13.308cm" svg:y2="7.113cm">
          <text:p/>
        </draw:line>
        <draw:frame draw:style-name="gr9" draw:text-style-name="P7" draw:layer="layout" svg:width="1.932cm" svg:height="2.311cm" svg:x="1.016cm" svg:y="6.348cm">
          <draw:text-box>
            <text:p><text:span text:style-name="T2">x1</text:span></text:p>
          </draw:text-box>
        </draw:frame>
        <draw:frame draw:style-name="gr9" draw:text-style-name="P7" draw:layer="layout" svg:width="1.932cm" svg:height="2.311cm" svg:x="1.016cm" svg:y="8.358cm">
          <draw:text-box>
            <text:p><text:span text:style-name="T2">x2</text:span></text:p>
          </draw:text-box>
        </draw:frame>
        <draw:frame draw:style-name="gr9" draw:text-style-name="P7" draw:layer="layout" svg:width="1.932cm" svg:height="2.311cm" svg:x="1.016cm" svg:y="14.708cm">
          <draw:text-box>
            <text:p><text:span text:style-name="T2">xn</text:span></text:p>
          </draw:text-box>
        </draw:frame>
        <draw:frame draw:style-name="gr10" draw:text-style-name="P2" draw:layer="layout" svg:width="1.359cm" svg:height="1.149cm" svg:x="10.922cm" svg:y="5.964cm">
          <loext:p/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gr10" draw:text-style-name="P2" draw:layer="layout" svg:width="1.387cm" svg:height="1.149cm" svg:x="9.535cm" svg:y="7.487cm">
          <loext:p/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style-name="gr10" draw:text-style-name="P2" draw:layer="layout" svg:width="1.461cm" svg:height="1.149cm" svg:x="11.938cm" svg:y="7.996cm">
          <loext:p/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custom-shape draw:style-name="gr11" draw:text-style-name="P1" draw:layer="layout" svg:width="11.176cm" svg:height="2.286cm" draw:transform="skewX (-0.00523598775598299) translate (13.45cm 14.77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10.721cm" svg:height="2.794cm" svg:x="13.409cm" svg:y="9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2.286cm" svg:y1="7.113cm" svg:x2="13.308cm" svg:y2="10.922cm">
          <text:p/>
        </draw:line>
        <draw:line draw:style-name="gr8" draw:text-style-name="P1" draw:layer="layout" svg:x1="2.286cm" svg:y1="9.145cm" svg:x2="13.308cm" svg:y2="10.922cm">
          <text:p/>
        </draw:line>
        <draw:frame draw:style-name="gr10" draw:text-style-name="P2" draw:layer="layout" svg:width="1.4cm" svg:height="1.149cm" svg:x="9.398cm" svg:y="14.478cm">
          <lo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line draw:style-name="gr8" draw:text-style-name="P1" draw:layer="layout" svg:x1="2.286cm" svg:y1="15.495cm" svg:x2="13.462cm" svg:y2="16.002cm">
          <text:p/>
        </draw:line>
        <draw:frame draw:style-name="gr10" draw:text-style-name="P2" draw:layer="layout" svg:width="1.383cm" svg:height="1.149cm" svg:x="11.925cm" svg:y="9.519cm">
          <loext:p/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frame draw:style-name="gr10" draw:text-style-name="P2" draw:layer="layout" svg:width="6.891cm" svg:height="1.325cm" svg:x="15.542cm" svg:y="6.35cm">
          <loext:p/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frame draw:style-name="gr10" draw:text-style-name="P2" draw:layer="layout" svg:width="6.937cm" svg:height="1.325cm" svg:x="15.461cm" svg:y="15.24cm">
          <loext:p/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frame draw:style-name="gr10" draw:text-style-name="P2" draw:layer="layout" svg:width="6.922cm" svg:height="1.325cm" svg:x="15.207cm" svg:y="10.559cm">
          <loext:p/>
          <draw:object xlink:href="./Object 37" xlink:type="simple" xlink:show="embed" xlink:actuate="onLoad"/>
          <draw:image xlink:href="./ObjectReplacements/Object 37" xlink:type="simple" xlink:show="embed" xlink:actuate="onLoad"/>
        </draw:frame>
        <draw:frame draw:style-name="gr13" draw:text-style-name="P8" draw:layer="layout" svg:width="3.556cm" svg:height="1.987cm" svg:x="18.388cm" svg:y="12.654cm">
          <draw:text-box>
            <text:p><text:span text:style-name="T3">.</text:span></text:p>
            <text:p><text:span text:style-name="T3">.</text:span></text:p>
          </draw:text-box>
        </draw:frame>
        <draw:line draw:style-name="gr8" draw:text-style-name="P1" draw:layer="layout" svg:x1="24.384cm" svg:y1="11.176cm" svg:x2="26.67cm" svg:y2="11.176cm">
          <text:p/>
        </draw:line>
        <draw:frame draw:style-name="gr10" draw:text-style-name="P2" draw:layer="layout" svg:width="3.767cm" svg:height="1.533cm" svg:x="13.208cm" svg:y="2.794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0cm" svg:y1="1.673cm" svg:x2="28cm" svg:y2="1.778cm">
          <text:p/>
        </draw:line>
        <draw:frame draw:style-name="gr4" draw:text-style-name="P6" draw:layer="layout" svg:width="23.846cm" svg:height="1.826cm" svg:x="0.03cm" svg:y="0.003cm">
          <draw:text-box>
            <text:p text:style-name="P5"><text:span text:style-name="T1">П</text:span><text:span text:style-name="T1">р</text:span><text:span text:style-name="T1">и</text:span><text:span text:style-name="T1">к</text:span><text:span text:style-name="T1">л</text:span><text:span text:style-name="T1">е</text:span><text:span text:style-name="T1">и</text:span><text:span text:style-name="T1">м </text:span><text:span text:style-name="T1">е</text:span><text:span text:style-name="T1">щ</text:span><text:span text:style-name="T1">е </text:span><text:span text:style-name="T1">о</text:span><text:span text:style-name="T1">д</text:span><text:span text:style-name="T1">и</text:span><text:span text:style-name="T1">н </text:span><text:span text:style-name="T1">с</text:span><text:span text:style-name="T1">л</text:span><text:span text:style-name="T1">о</text:span><text:span text:style-name="T1">й</text:span></text:p>
          </draw:text-box>
        </draw:frame>
        <draw:custom-shape draw:style-name="gr14" draw:text-style-name="P1" draw:layer="layout" svg:width="1.23cm" svg:height="1.27cm" svg:x="4.318cm" svg:y="3.5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1.23cm" svg:height="1.27cm" svg:x="4.32cm" svg:y="3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1.23cm" svg:height="1.27cm" svg:x="4.318cm" svg:y="11.9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1.23cm" svg:height="1.27cm" svg:x="4.318cm" svg:y="9.9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1.23cm" svg:height="1.27cm" svg:x="4.318cm" svg:y="7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1.23cm" svg:height="1.27cm" svg:x="4.318cm" svg:y="5.5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2.823cm" svg:height="2.794cm" svg:x="12.139cm" svg:y="3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5.81cm" svg:y1="4.319cm" svg:x2="12.139cm" svg:y2="4.319cm">
          <text:p/>
        </draw:line>
        <draw:line draw:style-name="gr8" draw:text-style-name="P1" draw:layer="layout" svg:x1="5.81cm" svg:y1="6.351cm" svg:x2="12.139cm" svg:y2="4.319cm">
          <text:p/>
        </draw:line>
        <draw:line draw:style-name="gr8" draw:text-style-name="P1" draw:layer="layout" svg:x1="5.809cm" svg:y1="12.701cm" svg:x2="12.138cm" svg:y2="4.319cm">
          <text:p/>
        </draw:line>
        <draw:custom-shape draw:style-name="gr16" draw:text-style-name="P1" draw:layer="layout" svg:width="2.807cm" svg:height="2.748cm" draw:transform="skewX (-0.00139626340159546) translate (12.178cm 11.98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2.934cm" svg:height="2.794cm" svg:x="12.167cm" svg:y="7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5.809cm" svg:y1="4.319cm" svg:x2="12.138cm" svg:y2="8.128cm">
          <text:p/>
        </draw:line>
        <draw:line draw:style-name="gr8" draw:text-style-name="P1" draw:layer="layout" svg:x1="5.809cm" svg:y1="6.351cm" svg:x2="12.138cm" svg:y2="8.128cm">
          <text:p/>
        </draw:line>
        <draw:line draw:style-name="gr8" draw:text-style-name="P1" draw:layer="layout" svg:x1="5.809cm" svg:y1="12.701cm" svg:x2="12.227cm" svg:y2="13.208cm">
          <text:p/>
        </draw:line>
        <draw:frame draw:style-name="gr13" draw:text-style-name="P8" draw:layer="layout" svg:width="0.974cm" svg:height="1.987cm" svg:x="13.529cm" svg:y="9.86cm">
          <draw:text-box>
            <text:p><text:span text:style-name="T3">.</text:span></text:p>
            <text:p><text:span text:style-name="T3">.</text:span></text:p>
          </draw:text-box>
        </draw:frame>
        <draw:frame draw:style-name="gr10" draw:text-style-name="P2" draw:layer="layout" svg:width="4.447cm" svg:height="1.717cm" svg:x="11.809cm" svg:y="15.494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custom-shape draw:style-name="gr18" draw:text-style-name="P1" draw:layer="layout" svg:width="2.807cm" svg:height="2.748cm" draw:transform="skewX (-0.00139626340159546) translate (20.191cm 9.1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2.934cm" svg:height="2.794cm" svg:x="20.18cm" svg:y="4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8" draw:layer="layout" svg:width="0.974cm" svg:height="1.987cm" svg:x="21.542cm" svg:y="7.066cm">
          <draw:text-box>
            <text:p><text:span text:style-name="T3">.</text:span></text:p>
            <text:p><text:span text:style-name="T3">.</text:span></text:p>
          </draw:text-box>
        </draw:frame>
        <draw:line draw:style-name="gr8" draw:text-style-name="P1" draw:layer="layout" svg:x1="14.962cm" svg:y1="4.826cm" svg:x2="20.18cm" svg:y2="5.842cm">
          <text:p/>
        </draw:line>
        <draw:line draw:style-name="gr8" draw:text-style-name="P1" draw:layer="layout" svg:x1="15.101cm" svg:y1="5.08cm" svg:x2="20.33cm" svg:y2="10.668cm">
          <text:p/>
        </draw:line>
        <draw:line draw:style-name="gr8" draw:text-style-name="P1" draw:layer="layout" svg:x1="15.101cm" svg:y1="8.382cm" svg:x2="20.18cm" svg:y2="5.842cm">
          <text:p/>
        </draw:line>
        <draw:line draw:style-name="gr8" draw:text-style-name="P1" draw:layer="layout" svg:x1="15.101cm" svg:y1="8.382cm" svg:x2="20.574cm" svg:y2="10.668cm">
          <text:p/>
        </draw:line>
        <draw:line draw:style-name="gr8" draw:text-style-name="P1" draw:layer="layout" svg:x1="14.989cm" svg:y1="13.208cm" svg:x2="20.18cm" svg:y2="6.096cm">
          <text:p/>
        </draw:line>
        <draw:line draw:style-name="gr8" draw:text-style-name="P1" draw:layer="layout" svg:x1="14.989cm" svg:y1="13.208cm" svg:x2="20.18cm" svg:y2="10.922cm">
          <text:p/>
        </draw:line>
        <draw:frame draw:style-name="gr20" draw:text-style-name="P10" draw:layer="layout" svg:width="1.016cm" svg:height="1.352cm" svg:x="4.318cm" svg:y="1.829cm">
          <draw:text-box>
            <text:p text:style-name="P9"><text:span text:style-name="T4">X</text:span></text:p>
          </draw:text-box>
        </draw:frame>
        <draw:frame draw:style-name="gr20" draw:text-style-name="P10" draw:layer="layout" svg:width="1.016cm" svg:height="1.352cm" svg:x="13.108cm" svg:y="1.85cm">
          <draw:text-box>
            <text:p text:style-name="P9"><text:span text:style-name="T4">Z</text:span></text:p>
          </draw:text-box>
        </draw:frame>
        <draw:frame draw:style-name="gr20" draw:text-style-name="P10" draw:layer="layout" svg:width="1.016cm" svg:height="1.352cm" svg:x="21.082cm" svg:y="1.75cm">
          <draw:text-box>
            <text:p text:style-name="P9"><text:span text:style-name="T4">T</text:span></text:p>
          </draw:text-box>
        </draw:frame>
        <draw:frame draw:style-name="gr10" draw:text-style-name="P2" draw:layer="layout" svg:width="4.211cm" svg:height="1.717cm" svg:x="11.779cm" svg:y="18.349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0cm" svg:y1="1.673cm" svg:x2="28cm" svg:y2="1.778cm">
          <text:p/>
        </draw:line>
        <draw:frame draw:style-name="gr4" draw:text-style-name="P6" draw:layer="layout" svg:width="23.846cm" svg:height="1.826cm" svg:x="0.03cm" svg:y="0.003cm">
          <draw:text-box>
            <text:p text:style-name="P5"><text:span text:style-name="T1">А </text:span><text:span text:style-name="T1">п</text:span><text:span text:style-name="T1">от</text:span><text:span text:style-name="T1">о</text:span><text:span text:style-name="T1">м </text:span><text:span text:style-name="T1">е</text:span><text:span text:style-name="T1">щ</text:span><text:span text:style-name="T1">е </text:span><text:span text:style-name="T1">д</text:span><text:span text:style-name="T1">е</text:span><text:span text:style-name="T1">с</text:span><text:span text:style-name="T1">я</text:span><text:span text:style-name="T1">ть</text:span></text:p>
          </draw:text-box>
        </draw:frame>
        <draw:custom-shape draw:style-name="gr14" draw:text-style-name="P1" draw:layer="layout" svg:width="1.23cm" svg:height="1.27cm" svg:x="0.762cm" svg:y="3.5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1.23cm" svg:height="1.27cm" svg:x="0.764cm" svg:y="3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1.23cm" svg:height="1.27cm" svg:x="0.762cm" svg:y="11.9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1.23cm" svg:height="1.27cm" svg:x="0.762cm" svg:y="9.9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1.23cm" svg:height="1.27cm" svg:x="0.762cm" svg:y="7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1.23cm" svg:height="1.27cm" svg:x="0.762cm" svg:y="5.5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2.823cm" svg:height="2.794cm" svg:x="8.583cm" svg:y="3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2.254cm" svg:y1="4.319cm" svg:x2="8.583cm" svg:y2="4.319cm">
          <text:p/>
        </draw:line>
        <draw:line draw:style-name="gr8" draw:text-style-name="P1" draw:layer="layout" svg:x1="2.254cm" svg:y1="6.351cm" svg:x2="8.583cm" svg:y2="4.319cm">
          <text:p/>
        </draw:line>
        <draw:line draw:style-name="gr8" draw:text-style-name="P1" draw:layer="layout" svg:x1="2.253cm" svg:y1="12.701cm" svg:x2="8.582cm" svg:y2="4.319cm">
          <text:p/>
        </draw:line>
        <draw:custom-shape draw:style-name="gr16" draw:text-style-name="P1" draw:layer="layout" svg:width="2.807cm" svg:height="2.748cm" draw:transform="skewX (-0.00139626340159546) translate (8.873cm 12.23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2.934cm" svg:height="2.794cm" svg:x="8.611cm" svg:y="7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2.253cm" svg:y1="4.319cm" svg:x2="8.582cm" svg:y2="8.128cm">
          <text:p/>
        </draw:line>
        <draw:line draw:style-name="gr8" draw:text-style-name="P1" draw:layer="layout" svg:x1="2.253cm" svg:y1="6.351cm" svg:x2="8.582cm" svg:y2="8.128cm">
          <text:p/>
        </draw:line>
        <draw:line draw:style-name="gr8" draw:text-style-name="P1" draw:layer="layout" svg:x1="2.253cm" svg:y1="12.701cm" svg:x2="8.671cm" svg:y2="13.208cm">
          <text:p/>
        </draw:line>
        <draw:frame draw:style-name="gr13" draw:text-style-name="P8" draw:layer="layout" svg:width="0.974cm" svg:height="1.987cm" svg:x="9.973cm" svg:y="9.86cm">
          <draw:text-box>
            <text:p><text:span text:style-name="T3">.</text:span></text:p>
            <text:p><text:span text:style-name="T3">.</text:span></text:p>
          </draw:text-box>
        </draw:frame>
        <draw:custom-shape draw:style-name="gr18" draw:text-style-name="P1" draw:layer="layout" svg:width="2.807cm" svg:height="2.748cm" draw:transform="skewX (-0.00139626340159546) translate (16.635cm 9.1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2.934cm" svg:height="2.794cm" svg:x="16.624cm" svg:y="4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8" draw:layer="layout" svg:width="0.974cm" svg:height="1.987cm" svg:x="17.986cm" svg:y="7.066cm">
          <draw:text-box>
            <text:p><text:span text:style-name="T3">.</text:span></text:p>
            <text:p><text:span text:style-name="T3">.</text:span></text:p>
          </draw:text-box>
        </draw:frame>
        <draw:line draw:style-name="gr8" draw:text-style-name="P1" draw:layer="layout" svg:x1="11.406cm" svg:y1="4.826cm" svg:x2="16.624cm" svg:y2="5.842cm">
          <text:p/>
        </draw:line>
        <draw:line draw:style-name="gr8" draw:text-style-name="P1" draw:layer="layout" svg:x1="11.545cm" svg:y1="5.08cm" svg:x2="16.774cm" svg:y2="10.668cm">
          <text:p/>
        </draw:line>
        <draw:line draw:style-name="gr8" draw:text-style-name="P1" draw:layer="layout" svg:x1="11.545cm" svg:y1="8.382cm" svg:x2="16.624cm" svg:y2="5.842cm">
          <text:p/>
        </draw:line>
        <draw:line draw:style-name="gr8" draw:text-style-name="P1" draw:layer="layout" svg:x1="11.545cm" svg:y1="8.382cm" svg:x2="17.018cm" svg:y2="10.668cm">
          <text:p/>
        </draw:line>
        <draw:line draw:style-name="gr8" draw:text-style-name="P1" draw:layer="layout" svg:x1="11.433cm" svg:y1="13.208cm" svg:x2="16.624cm" svg:y2="6.096cm">
          <text:p/>
        </draw:line>
        <draw:line draw:style-name="gr8" draw:text-style-name="P1" draw:layer="layout" svg:x1="11.433cm" svg:y1="13.208cm" svg:x2="16.624cm" svg:y2="10.922cm">
          <text:p/>
        </draw:line>
        <draw:frame draw:style-name="gr21" draw:text-style-name="P10" draw:layer="layout" svg:width="2.032cm" svg:height="2.691cm" svg:x="0.762cm" svg:y="1.829cm">
          <draw:text-box>
            <text:p text:style-name="P9"><text:span text:style-name="T4">X</text:span><text:span text:style-name="T5">1</text:span></text:p>
          </draw:text-box>
        </draw:frame>
        <draw:frame draw:style-name="gr21" draw:text-style-name="P10" draw:layer="layout" svg:width="1.624cm" svg:height="2.691cm" svg:x="9.552cm" svg:y="1.85cm">
          <draw:text-box>
            <text:p text:style-name="P9"><text:span text:style-name="T4">X</text:span><text:span text:style-name="T5">2</text:span></text:p>
          </draw:text-box>
        </draw:frame>
        <draw:frame draw:style-name="gr21" draw:text-style-name="P10" draw:layer="layout" svg:width="2.032cm" svg:height="2.691cm" svg:x="17.526cm" svg:y="1.829cm">
          <draw:text-box>
            <text:p text:style-name="P9"><text:span text:style-name="T4">X</text:span><text:span text:style-name="T5">3</text:span></text:p>
          </draw:text-box>
        </draw:frame>
        <draw:frame draw:style-name="gr22" draw:text-style-name="P12" draw:layer="layout" svg:width="2.54cm" svg:height="1.352cm" svg:x="20.574cm" svg:y="7.284cm">
          <draw:text-box>
            <text:p text:style-name="P11"><text:span text:style-name="T6">...</text:span></text:p>
          </draw:text-box>
        </draw:frame>
        <draw:custom-shape draw:style-name="gr18" draw:text-style-name="P1" draw:layer="layout" svg:width="2.807cm" svg:height="2.748cm" draw:transform="skewX (-0.00139626340159546) translate (24.255cm 7.66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2.807cm" svg:height="2.748cm" draw:transform="skewX (-0.00139626340159546) translate (24.256cm 7.66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draw:layer="layout" svg:width="2.934cm" svg:height="2.794cm" svg:x="24.245cm" svg:y="4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draw:layer="layout" svg:width="2.934cm" svg:height="2.794cm" svg:x="24.244cm" svg:y="11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14" draw:layer="layout" svg:width="2.238cm" svg:height="1.978cm" svg:x="24.94cm" svg:y="1.965cm">
          <draw:text-box>
            <text:p text:style-name="P13"><text:span text:style-name="T7">Y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0cm" svg:y1="1.673cm" svg:x2="28cm" svg:y2="1.778cm">
          <text:p/>
        </draw:line>
        <draw:frame draw:style-name="gr4" draw:text-style-name="P6" draw:layer="layout" svg:width="23.846cm" svg:height="1.826cm" svg:x="0.03cm" svg:y="0.003cm">
          <draw:text-box>
            <text:p text:style-name="P5"><text:span text:style-name="T1">По</text:span><text:span text:style-name="T1">че</text:span><text:span text:style-name="T1">му </text:span><text:span text:style-name="T1">это </text:span><text:span text:style-name="T1">не </text:span><text:span text:style-name="T1">сра</text:span><text:span text:style-name="T1">бот</text:span><text:span text:style-name="T1">ает</text:span><text:span text:style-name="T1">? </text:span></text:p>
          </draw:text-box>
        </draw:frame>
        <draw:custom-shape draw:style-name="gr14" draw:text-style-name="P1" draw:layer="layout" svg:width="1.23cm" svg:height="1.27cm" svg:x="0.762cm" svg:y="3.5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1.23cm" svg:height="1.27cm" svg:x="0.764cm" svg:y="3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1.23cm" svg:height="1.27cm" svg:x="0.762cm" svg:y="11.9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1.23cm" svg:height="1.27cm" svg:x="0.762cm" svg:y="9.9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1.23cm" svg:height="1.27cm" svg:x="0.762cm" svg:y="7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1.23cm" svg:height="1.27cm" svg:x="0.762cm" svg:y="5.5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2.823cm" svg:height="2.794cm" svg:x="8.583cm" svg:y="3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2.254cm" svg:y1="4.319cm" svg:x2="8.583cm" svg:y2="4.319cm">
          <text:p/>
        </draw:line>
        <draw:line draw:style-name="gr8" draw:text-style-name="P1" draw:layer="layout" svg:x1="2.254cm" svg:y1="6.351cm" svg:x2="8.583cm" svg:y2="4.319cm">
          <text:p/>
        </draw:line>
        <draw:line draw:style-name="gr8" draw:text-style-name="P1" draw:layer="layout" svg:x1="2.253cm" svg:y1="12.701cm" svg:x2="8.582cm" svg:y2="4.319cm">
          <text:p/>
        </draw:line>
        <draw:custom-shape draw:style-name="gr16" draw:text-style-name="P1" draw:layer="layout" svg:width="2.807cm" svg:height="2.748cm" draw:transform="skewX (-0.00139626340159546) translate (8.873cm 12.23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2.934cm" svg:height="2.794cm" svg:x="8.611cm" svg:y="7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2.253cm" svg:y1="4.319cm" svg:x2="8.582cm" svg:y2="8.128cm">
          <text:p/>
        </draw:line>
        <draw:line draw:style-name="gr8" draw:text-style-name="P1" draw:layer="layout" svg:x1="2.253cm" svg:y1="6.351cm" svg:x2="8.582cm" svg:y2="8.128cm">
          <text:p/>
        </draw:line>
        <draw:line draw:style-name="gr8" draw:text-style-name="P1" draw:layer="layout" svg:x1="2.253cm" svg:y1="12.701cm" svg:x2="8.671cm" svg:y2="13.208cm">
          <text:p/>
        </draw:line>
        <draw:frame draw:style-name="gr13" draw:text-style-name="P8" draw:layer="layout" svg:width="0.974cm" svg:height="1.987cm" svg:x="9.973cm" svg:y="9.86cm">
          <draw:text-box>
            <text:p><text:span text:style-name="T3">.</text:span></text:p>
            <text:p><text:span text:style-name="T3">.</text:span></text:p>
          </draw:text-box>
        </draw:frame>
        <draw:custom-shape draw:style-name="gr18" draw:text-style-name="P1" draw:layer="layout" svg:width="2.807cm" svg:height="2.748cm" draw:transform="skewX (-0.00139626340159546) translate (16.635cm 9.1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2.934cm" svg:height="2.794cm" svg:x="16.624cm" svg:y="4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8" draw:layer="layout" svg:width="0.974cm" svg:height="1.987cm" svg:x="17.986cm" svg:y="7.066cm">
          <draw:text-box>
            <text:p><text:span text:style-name="T3">.</text:span></text:p>
            <text:p><text:span text:style-name="T3">.</text:span></text:p>
          </draw:text-box>
        </draw:frame>
        <draw:line draw:style-name="gr8" draw:text-style-name="P1" draw:layer="layout" svg:x1="11.406cm" svg:y1="4.826cm" svg:x2="16.624cm" svg:y2="5.842cm">
          <text:p/>
        </draw:line>
        <draw:line draw:style-name="gr8" draw:text-style-name="P1" draw:layer="layout" svg:x1="11.545cm" svg:y1="5.08cm" svg:x2="16.774cm" svg:y2="10.668cm">
          <text:p/>
        </draw:line>
        <draw:line draw:style-name="gr8" draw:text-style-name="P1" draw:layer="layout" svg:x1="11.545cm" svg:y1="8.382cm" svg:x2="16.624cm" svg:y2="5.842cm">
          <text:p/>
        </draw:line>
        <draw:line draw:style-name="gr8" draw:text-style-name="P1" draw:layer="layout" svg:x1="11.545cm" svg:y1="8.382cm" svg:x2="17.018cm" svg:y2="10.668cm">
          <text:p/>
        </draw:line>
        <draw:line draw:style-name="gr8" draw:text-style-name="P1" draw:layer="layout" svg:x1="11.433cm" svg:y1="13.208cm" svg:x2="16.624cm" svg:y2="6.096cm">
          <text:p/>
        </draw:line>
        <draw:line draw:style-name="gr8" draw:text-style-name="P1" draw:layer="layout" svg:x1="11.433cm" svg:y1="13.208cm" svg:x2="16.624cm" svg:y2="10.922cm">
          <text:p/>
        </draw:line>
        <draw:frame draw:style-name="gr21" draw:text-style-name="P10" draw:layer="layout" svg:width="2.032cm" svg:height="2.691cm" svg:x="0.762cm" svg:y="1.829cm">
          <draw:text-box>
            <text:p text:style-name="P9"><text:span text:style-name="T4">X</text:span><text:span text:style-name="T5">1</text:span></text:p>
          </draw:text-box>
        </draw:frame>
        <draw:frame draw:style-name="gr21" draw:text-style-name="P10" draw:layer="layout" svg:width="1.624cm" svg:height="2.691cm" svg:x="9.552cm" svg:y="1.85cm">
          <draw:text-box>
            <text:p text:style-name="P9"><text:span text:style-name="T4">X</text:span><text:span text:style-name="T5">2</text:span></text:p>
          </draw:text-box>
        </draw:frame>
        <draw:frame draw:style-name="gr21" draw:text-style-name="P10" draw:layer="layout" svg:width="2.032cm" svg:height="2.691cm" svg:x="17.526cm" svg:y="1.829cm">
          <draw:text-box>
            <text:p text:style-name="P9"><text:span text:style-name="T4">X</text:span><text:span text:style-name="T5">3</text:span></text:p>
          </draw:text-box>
        </draw:frame>
        <draw:frame draw:style-name="gr22" draw:text-style-name="P12" draw:layer="layout" svg:width="2.54cm" svg:height="1.352cm" svg:x="20.574cm" svg:y="7.284cm">
          <draw:text-box>
            <text:p text:style-name="P11"><text:span text:style-name="T6">...</text:span></text:p>
          </draw:text-box>
        </draw:frame>
        <draw:custom-shape draw:style-name="gr18" draw:text-style-name="P1" draw:layer="layout" svg:width="2.807cm" svg:height="2.748cm" draw:transform="skewX (-0.00139626340159546) translate (24.255cm 7.66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2.807cm" svg:height="2.748cm" draw:transform="skewX (-0.00139626340159546) translate (24.256cm 7.66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draw:layer="layout" svg:width="2.934cm" svg:height="2.794cm" svg:x="24.245cm" svg:y="4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draw:layer="layout" svg:width="2.934cm" svg:height="2.794cm" svg:x="24.244cm" svg:y="11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14" draw:layer="layout" svg:width="2.238cm" svg:height="1.978cm" svg:x="24.94cm" svg:y="1.965cm">
          <draw:text-box>
            <text:p text:style-name="P13"><text:span text:style-name="T7">Y</text:span></text:p>
          </draw:text-box>
        </draw:frame>
        <draw:frame draw:style-name="gr10" draw:text-style-name="P2" draw:layer="layout" svg:width="4.447cm" svg:height="1.717cm" svg:x="11.81cm" svg:y="15.494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0" draw:text-style-name="P2" draw:layer="layout" svg:width="4.211cm" svg:height="1.717cm" svg:x="11.78cm" svg:y="18.349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5T00:01:18.852749580</meta:creation-date>
    <dc:date>2018-11-09T02:29:30.076783994</dc:date>
    <meta:editing-duration>PT2H32M42S</meta:editing-duration>
    <meta:editing-cycles>22</meta:editing-cycles>
    <meta:generator>LibreOffice/5.1.6.2$Linux_X86_64 LibreOffice_project/10m0$Build-2</meta:generator>
    <meta:document-statistic meta:object-count="170"/>
  </office:meta>
</office:document-meta>
</file>

<file path=Object 1/content.xml><?xml version="1.0" encoding="utf-8"?>
<math xmlns="http://www.w3.org/1998/Math/MathML" display="block">
  <semantics>
    <mrow>
      <mrow>
        <mi>T</mi>
        <mo stretchy="false">=</mo>
        <mi>Z</mi>
      </mrow>
      <msubsup>
        <mi mathvariant="normal">θ</mi>
        <mi mathvariant="italic">zt</mi>
        <mi>T</mi>
      </msubsup>
    </mrow>
    <annotation encoding="StarMath 5.0">T = Z %theta_zt^T 
</annotation>
  </semantics>
</math>
</file>

<file path=Object 10/content.xml><?xml version="1.0" encoding="utf-8"?>
<math xmlns="http://www.w3.org/1998/Math/MathML" display="block">
  <semantics>
    <mrow>
      <mi>x</mi>
      <mrow>
        <msup>
          <mi mathvariant="normal">θ</mi>
          <mi>T</mi>
        </msup>
        <mo stretchy="false">=</mo>
        <mi>z</mi>
      </mrow>
    </mrow>
    <annotation encoding="StarMath 5.0">x %theta^T = z
</annotation>
  </semantics>
</math>
</file>

<file path=Object 11/content.xml><?xml version="1.0" encoding="utf-8"?>
<math xmlns="http://www.w3.org/1998/Math/MathML" display="block">
  <semantics>
    <mrow>
      <mrow>
        <mi>Z</mi>
        <mo stretchy="false">=</mo>
        <mi>X</mi>
      </mrow>
      <msubsup>
        <mi mathvariant="normal">θ</mi>
        <mi mathvariant="italic">xz</mi>
        <mi>T</mi>
      </msubsup>
    </mrow>
    <annotation encoding="StarMath 5.0">Z = X %theta_xz^T 
</annotation>
  </semantics>
</math>
</file>

<file path=Object 2/content.xml><?xml version="1.0" encoding="utf-8"?>
<math xmlns="http://www.w3.org/1998/Math/MathML" display="block">
  <semantics>
    <mrow>
      <mrow>
        <mi>Z</mi>
        <mo stretchy="false">=</mo>
        <mi>X</mi>
      </mrow>
      <msubsup>
        <mi mathvariant="normal">θ</mi>
        <mi mathvariant="italic">xz</mi>
        <mi>T</mi>
      </msubsup>
    </mrow>
    <annotation encoding="StarMath 5.0">Z = X %theta_xz^T 
</annotation>
  </semantics>
</math>
</file>

<file path=Object 30/content.xml><?xml version="1.0" encoding="utf-8"?>
<math xmlns="http://www.w3.org/1998/Math/MathML" display="block">
  <semantics>
    <msub>
      <mi mathvariant="normal">θ</mi>
      <mi mathvariant="italic">nk</mi>
    </msub>
    <annotation encoding="StarMath 5.0">%theta_{ nk }
</annotation>
  </semantics>
</math>
</file>

<file path=Object 31/content.xml><?xml version="1.0" encoding="utf-8"?>
<math xmlns="http://www.w3.org/1998/Math/MathML" display="block">
  <semantics>
    <msub>
      <mi mathvariant="normal">θ</mi>
      <mn>11</mn>
    </msub>
    <annotation encoding="StarMath 5.0">%theta_{ 11 }
</annotation>
  </semantics>
</math>
</file>

<file path=Object 32/content.xml><?xml version="1.0" encoding="utf-8"?>
<math xmlns="http://www.w3.org/1998/Math/MathML" display="block">
  <semantics>
    <msub>
      <mi mathvariant="normal">θ</mi>
      <mn>21</mn>
    </msub>
    <annotation encoding="StarMath 5.0">%theta_{ 21 }
</annotation>
  </semantics>
</math>
</file>

<file path=Object 33/content.xml><?xml version="1.0" encoding="utf-8"?>
<math xmlns="http://www.w3.org/1998/Math/MathML" display="block">
  <semantics>
    <msub>
      <mi mathvariant="normal">θ</mi>
      <mrow>
        <mi>n</mi>
        <mn>1</mn>
      </mrow>
    </msub>
    <annotation encoding="StarMath 5.0">%theta_{ n1 }
</annotation>
  </semantics>
</math>
</file>

<file path=Object 34/content.xml><?xml version="1.0" encoding="utf-8"?>
<math xmlns="http://www.w3.org/1998/Math/MathML" display="block">
  <semantics>
    <msub>
      <mi mathvariant="normal">θ</mi>
      <mn>12</mn>
    </msub>
    <annotation encoding="StarMath 5.0">%theta_{12 }
</annotation>
  </semantics>
</math>
</file>

<file path=Object 35/content.xml><?xml version="1.0" encoding="utf-8"?>
<math xmlns="http://www.w3.org/1998/Math/MathML" display="block">
  <semantics>
    <mrow>
      <msub>
        <mi mathvariant="normal">θ</mi>
        <mn>11</mn>
      </msub>
      <mrow>
        <msub>
          <mi>x</mi>
          <mn>1</mn>
        </msub>
        <mo stretchy="false">+</mo>
        <mn>...</mn>
        <mo stretchy="false">+</mo>
        <msub>
          <mi mathvariant="normal">θ</mi>
          <mrow>
            <mi>n</mi>
            <mn>1</mn>
          </mrow>
        </msub>
      </mrow>
      <msub>
        <mi>x</mi>
        <mi>n</mi>
      </msub>
    </mrow>
    <annotation encoding="StarMath 5.0">%theta_{ 11 } x_1 + ... + %theta_{ n1 } x_n</annotation>
  </semantics>
</math>
</file>

<file path=Object 36/content.xml><?xml version="1.0" encoding="utf-8"?>
<math xmlns="http://www.w3.org/1998/Math/MathML" display="block">
  <semantics>
    <mrow>
      <msub>
        <mi mathvariant="normal">θ</mi>
        <mrow>
          <mn>1</mn>
          <mi>k</mi>
        </mrow>
      </msub>
      <mrow>
        <msub>
          <mi>x</mi>
          <mn>1</mn>
        </msub>
        <mo stretchy="false">+</mo>
        <mn>...</mn>
        <mo stretchy="false">+</mo>
        <msub>
          <mi mathvariant="normal">θ</mi>
          <mi mathvariant="italic">nk</mi>
        </msub>
      </mrow>
      <msub>
        <mi>x</mi>
        <mi>n</mi>
      </msub>
    </mrow>
    <annotation encoding="StarMath 5.0">%theta_{ 1k } x_1 + ... + %theta_{ nk } x_n</annotation>
  </semantics>
</math>
</file>

<file path=Object 37/content.xml><?xml version="1.0" encoding="utf-8"?>
<math xmlns="http://www.w3.org/1998/Math/MathML" display="block">
  <semantics>
    <mrow>
      <msub>
        <mi mathvariant="normal">θ</mi>
        <mn>12</mn>
      </msub>
      <mrow>
        <msub>
          <mi>x</mi>
          <mn>1</mn>
        </msub>
        <mo stretchy="false">+</mo>
        <mn>...</mn>
        <mo stretchy="false">+</mo>
        <msub>
          <mi mathvariant="normal">θ</mi>
          <mrow>
            <mi>n</mi>
            <mn>2</mn>
          </mrow>
        </msub>
      </mrow>
      <msub>
        <mi>x</mi>
        <mi>n</mi>
      </msub>
    </mrow>
    <annotation encoding="StarMath 5.0">%theta_{ 12 } x_1 + ... + %theta_{ n2 } x_n</annotation>
  </semantics>
</math>
</file>

<file path=Object 4/content.xml><?xml version="1.0" encoding="utf-8"?>
<math xmlns="http://www.w3.org/1998/Math/MathML" display="block">
  <semantics>
    <mrow>
      <mrow>
        <mi>T</mi>
        <mo stretchy="false">=</mo>
        <mi>Z</mi>
      </mrow>
      <msubsup>
        <mi mathvariant="normal">θ</mi>
        <mi mathvariant="italic">zt</mi>
        <mi>T</mi>
      </msubsup>
    </mrow>
    <annotation encoding="StarMath 5.0">T = Z %theta_zt^T 
</annotation>
  </semantics>
</math>
</file>